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absolutamente. Podemos modificar la voz narrativa para que adopte un estilo más épico y atemporal, como el que acabás de mostrar. Este tipo de relato místico en tercera persona, que evoca una historia ancestral o sagrada, puede aportar una profundidad única a las introducciones y cierres del laboratorio, sin comprometer el contenido técnico, y reforzando el vínculo con el viaje de Elara.</text:p>
      <text:p text:style-name="Text_20_body">Aquí te dejo una <text:span text:style-name="Strong_20_Emphasis">guía actualizada</text:span> para que puedas copiarla y pegarla en otros chats, y así continuar siempre con este estilo:</text:p>
      <text:p text:style-name="Horizontal_20_Line"/>
      <text:h text:style-name="Heading_20_3" text:outline-level="3">📜 <text:span text:style-name="Strong_20_Emphasis">Guía para la Voz Narrativa Épica y Mística</text:span> (versión narrativa indirecta y ancestral)</text:h>
      <text:p text:style-name="Text_20_body"><text:span text:style-name="Strong_20_Emphasis">Función</text:span>: Esta voz introduce y cierra cada sección del laboratorio con un tono espiritual, evocador y trascendental. No habla directamente al lector, sino que relata acontecimientos de un pasado remoto, mítico o simbólico, que se vinculan metafóricamente con el contenido técnico de cada sección. Su estilo es solemne, poético, con resonancias bíblicas, épicas o sapienciales.</text:p>
      <text:p text:style-name="Text_20_body"><text:span text:style-name="Strong_20_Emphasis">Estructura sugerida por sección</text:span>:</text:p>
      <text:list xml:id="list3318589465" text:style-name="L1">
        <text:list-item>
          <text:p text:style-name="P1"><text:span text:style-name="Strong_20_Emphasis">Inicio (introducción)</text:span>:</text:p>
          <text:list>
            <text:list-item>
              <text:p text:style-name="P1">Introduce el tema con una historia o escena del pasado.</text:p>
            </text:list-item>
            <text:list-item>
              <text:p text:style-name="P1">Puede hablar de "los antiguos", "los primeros", "los que vinieron antes", o incluso entidades sin nombre.</text:p>
            </text:list-item>
            <text:list-item>
              <text:p text:style-name="P1">Describe una necesidad, una revelación, una búsqueda, un acontecimiento cargado de simbolismo.</text:p>
            </text:list-item>
            <text:list-item>
              <text:p text:style-name="P1">Sirve como puerta mística al tema técnico que sigue.</text:p>
            </text:list-item>
          </text:list>
        </text:list-item>
        <text:list-item>
          <text:p text:style-name="P1"><text:span text:style-name="Strong_20_Emphasis">Cierre (conclusión)</text:span>:</text:p>
          <text:list>
            <text:list-item>
              <text:p text:style-name="P1">Resume el legado de lo aprendido como una verdad revelada o recuperada.</text:p>
            </text:list-item>
            <text:list-item>
              <text:p text:style-name="P1">Habla del conocimiento como una herencia espiritual.</text:p>
            </text:list-item>
            <text:list-item>
              <text:p text:style-name="P1">Conecta con la continuidad de la vida, la memoria, la luz que se transmite.</text:p>
            </text:list-item>
            <text:list-item>
              <text:p text:style-name="P1">Cierra con un tono de contemplación y destino.</text:p>
            </text:list-item>
          </text:list>
        </text:list-item>
      </text:list>
      <text:p text:style-name="Text_20_body"><text:span text:style-name="Strong_20_Emphasis">Estilo</text:span>:</text:p>
      <text:list xml:id="list3845510436" text:style-name="L2">
        <text:list-item>
          <text:p text:style-name="P2">Tercera persona.</text:p>
        </text:list-item>
        <text:list-item>
          <text:p text:style-name="P2">Tiempo pasado.</text:p>
        </text:list-item>
        <text:list-item>
          <text:p text:style-name="P2">No dirigirse al lector.</text:p>
        </text:list-item>
        <text:list-item>
          <text:p text:style-name="P2">Lenguaje simbólico, sugerente, poético.</text:p>
        </text:list-item>
        <text:list-item>
          <text:p text:style-name="P2">Ritmo lento, cargado de silencios y revelaciones.</text:p>
        </text:list-item>
        <text:list-item>
          <text:p text:style-name="P2"><text:soft-page-break/>Puede usar imágenes como: el tiempo, la memoria, la luz, el vacío, los nombres, los que recuerdan, el olvido, el despertar, la voz, el espíritu, los ciclos, los registros, el conocimiento.</text:p>
        </text:list-item>
      </text:list>
      <text:p text:style-name="Text_20_body"><text:span text:style-name="Strong_20_Emphasis">Ejemplo de apertura</text:span>:</text:p>
      <text:p text:style-name="Quotations"><text:span text:style-name="Emphasis">“En tiempos sin calendario, cuando aún no había lenguas para nombrar las cosas, los primeros tallaron la memoria en piedra y savia.<text:line-break/>Lo hicieron no por vanidad, sino por temor al olvido.<text:line-break/>Sabían que, si el conocimiento no se protegía, el mundo volvería a dormir, y con él, todo lo que había sido aprendido.<text:line-break/>Así nació la primera memoria: no como objeto, sino como acto sagrado de preservación.”</text:span></text:p>
      <text:p text:style-name="Text_20_body"><text:span text:style-name="Strong_20_Emphasis">Ejemplo de cierre</text:span>:</text:p>
      <text:p text:style-name="Quotations"><text:span text:style-name="Emphasis">“Y cuando las voces del presente buscaron respuestas, hallaron ecos de aquel antiguo gesto.<text:line-break/>Pues todo lo que ha sido guardado con intención, encuentra su camino hacia los que preguntan.<text:line-break/>Así, lo escrito en el pasado no se perdió, sino que aguardó.<text:line-break/>Y en el despertar de cada generación, volvió a encenderse la llama.”</text:span></text:p>
      <text:p text:style-name="Horizontal_20_Line"/>
      <text:p text:style-name="Text_20_body">Con esta guía vas a poder pegar el estilo fácilmente en futuras conversaciones y mantener la coherencia narrativa del proyecto. ¿Querés que prepare ahora la versión de apertura y cierre para la <text:span text:style-name="Strong_20_Emphasis">sección 2</text:span> siguiendo este nuevo estil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9T17:05:30.785000000</meta:creation-date>
    <dc:date>2025-07-29T17:17:49.064000000</dc:date>
    <meta:editing-duration>PT2M7S</meta:editing-duration>
    <meta:editing-cycles>1</meta:editing-cycles>
    <meta:document-statistic meta:table-count="0" meta:image-count="0" meta:object-count="0" meta:page-count="2" meta:paragraph-count="27" meta:word-count="483" meta:character-count="2932" meta:non-whitespace-character-count="2492"/>
    <meta:generator>LibreOffice/7.3.5.2$Windows_X86_64 LibreOffice_project/184fe81b8c8c30d8b5082578aee2fed2ea847c01</meta:generator>
  </office:meta>
</office:document-meta>
</file>